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workflow-m2/content.xml"/>
  <manifest:file-entry manifest:media-type="text/xml" manifest:full-path="workflow-m2/settings.xml"/>
  <manifest:file-entry manifest:media-type="application/vnd.sun.xml.math" manifest:full-path="workflow-m2/"/>
  <manifest:file-entry manifest:media-type="text/xml" manifest:full-path="workflow-m3/content.xml"/>
  <manifest:file-entry manifest:media-type="text/xml" manifest:full-path="workflow-m3/settings.xml"/>
  <manifest:file-entry manifest:media-type="application/vnd.sun.xml.math" manifest:full-path="workflow-m3/"/>
  <manifest:file-entry manifest:media-type="text/xml" manifest:full-path="workflow-m4/content.xml"/>
  <manifest:file-entry manifest:media-type="text/xml" manifest:full-path="workflow-m4/settings.xml"/>
  <manifest:file-entry manifest:media-type="application/vnd.sun.xml.math" manifest:full-path="workflow-m4/"/>
  <manifest:file-entry manifest:media-type="text/xml" manifest:full-path="workflow-m5/content.xml"/>
  <manifest:file-entry manifest:media-type="text/xml" manifest:full-path="workflow-m5/settings.xml"/>
  <manifest:file-entry manifest:media-type="application/vnd.sun.xml.math" manifest:full-path="workflow-m5/"/>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8.3pt"/>
    </style:style>
    <style:style style:name="cmss-12" style:family="text">
      <style:text-properties fo:font-family="sans-serif"/>
    </style:style>
    <style:style style:name="cmbsy-10x-x-120" style:family="text">
      <style:text-properties fo:font-weight="bold"/>
    </style:style>
    <style:style style:name="cmbsy-8" style:family="text">
      <style:text-properties fo:font-weight="bold" fo:font-size="6.6pt"/>
    </style:style>
    <style:style style:name="cmbsy-6" style:family="text">
      <style:text-properties fo:font-weight="bold" fo:font-size="5.0pt"/>
    </style:style>
    <style:style style:name="cmr-8" style:family="text">
      <style:text-properties fo:font-size="6.6pt"/>
    </style:style>
    <style:style style:name="cmr-6" style:family="text">
      <style:text-properties fo:font-size="5.0pt"/>
    </style:style>
    <style:style style:name="cmmi-12" style:family="text">
      <style:text-properties fo:font-style="italic"/>
    </style:style>
    <style:style style:name="cmmi-8" style:family="text">
      <style:text-properties fo:font-style="italic" fo:font-size="6.6pt"/>
    </style:style>
    <style:style style:name="cmmi-6" style:family="text">
      <style:text-properties fo:font-style="italic" fo:font-size="5.0pt"/>
    </style:style>
    <style:style style:name="cmsy-8" style:family="text">
      <style:text-properties fo:font-size="6.6pt"/>
    </style:style>
    <style:style style:name="cmsy-6" style:family="text">
      <style:text-properties fo:font-size="5.0pt"/>
    </style:style>
    <style:style style:name="cmss-17x-x-120" style:family="text">
      <style:text-properties fo:font-family="sans-serif" fo:font-size="17.0pt"/>
    </style:style>
    <style:style style:name="cmss-12x-x-120" style:family="text">
      <style:text-properties fo:font-family="sans-serif" fo:font-size="12.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ss-17x-x-120">Data analysis workflow for morphological profiling</text:span></text:p>
      <text:p text:style-name="author"><text:span text:style-name="cmss-12x-x-120">Sundaramurthy Lab</text:span></text:p>
      <text:p text:style-name="date"><text:span text:style-name="cmss-12x-x-120">May 2, 2016</text:span></text:p>
      <!--end maketitle
-->
      <!--start of section
-->
      <text:h text:style-name="Heading-2" text:outline-level="2"><text:span text:style-name="section">1    </text:span><text:reference-mark text:name="x1-10001"> </text:reference-mark>Image analysis and feature extraction</text:h>
      <!--l. 17
-->
      <text:p text:style-name="Text-body">The primary software used for image analysis of the fluorescent microscopy images is CellProfiler.
The image analysis pipeline typically involves the following steps:
      </text:p>
      <text:list text:style-name="Enumerate">
        <text:list-item>
          <text:p text:style-name="Inside-enumerate">Rescaling Intensities
      </text:p>
        </text:list-item>
        <text:list-item>
          <text:p text:style-name="Inside-enumerate">Illumination Correction Calculate and Apply
      </text:p>
        </text:list-item>
        <text:list-item>
          <text:p text:style-name="Inside-enumerate">Enhance/ Suppress features for easier segmentation of the small puncta
      </text:p>
        </text:list-item>
        <text:list-item>
          <text:p text:style-name="Inside-enumerate">Identification of primary object (typically nucleus), secondary object (typically cell),
      other cellular organs (like endosomes, autophagosomes, lysosomes, infectious agents,
      etc.)
      </text:p>
        </text:list-item>
        <text:list-item>
          <text:p text:style-name="Inside-enumerate">Identify colocalization of different objects
      </text:p>
        </text:list-item>
        <text:list-item>
          <text:p text:style-name="Inside-enumerate">Relate objects

      </text:p>
        </text:list-item>
        <text:list-item>
          <text:p text:style-name="Inside-enumerate">Measure features (Area/Shape, intensities, spatial spread, etc) of the objects identified.
      Also calculate per cell mean values for all the object features
      </text:p>
        </text:list-item>
        <text:list-item>
          <text:p text:style-name="Inside-enumerate">Export the imaged of objects identified
      </text:p>
        </text:list-item>
        <text:list-item>
          <text:p text:style-name="Inside-enumerate">Export the measurements</text:p>
        </text:list-item>
      </text:list>
      <!--l. 29
-->
      <text:p text:style-name="Text-body">MotionTracking is also regularly used. FIJI is used for 3D segmentation.
   </text:p>
      <!--end of section
-->
      <!--start of section
-->
      <text:h text:style-name="Heading-2" text:outline-level="2"><text:span text:style-name="section">2    </text:span><text:reference-mark text:name="x1-20002"> </text:reference-mark>Image quality control</text:h>
      <!--l. 31
-->
      <text:p text:style-name="Text-body">
      </text:p>
      <text:list text:style-name="Enumerate">
        <text:list-item>
          <text:p text:style-name="Inside-enumerate">Flag images based on focus score to remove out of focus images
      </text:p>
        </text:list-item>
        <text:list-item>
          <text:p text:style-name="Inside-enumerate">Plot plate maps to see if the plate variability exists</text:p>
        </text:list-item>
      </text:list>
      <!--l. 36
-->
      <text:p text:style-name="Text-body">
   </text:p>
      <!--end of section
-->
      <!--start of section
-->
      <text:h text:style-name="Heading-2" text:outline-level="2"><text:span text:style-name="section">3    </text:span><text:reference-mark text:name="x1-30003"> </text:reference-mark>Data cleaning</text:h>
      <!--l. 37
-->
      <text:p text:style-name="Text-body">
      </text:p>
      <text:list text:style-name="Enumerate">
        <text:list-item>
          <text:p text:style-name="Inside-enumerate">Different experiments conducted at different times will have different nomenclature used
      (like dapi, DAPI, Dapi, identify these differences and replace with one nomenclature)
      </text:p>
        </text:list-item>
        <text:list-item>
          <text:p text:style-name="Inside-enumerate">Different image analysis software will result in their own nomenclature of the feature
      names, like in MotionTracking the feature names have special symbols like <!--l. 39
--><draw:frame draw:style-name="mml-inline" draw:name="mobj-2" text:anchor-type="as-char" draw:z-index="0"><draw:object xlink:href="./workflow-m2" xlink:type="simple" xlink:show="embed" xlink:actuate="onLoad"/></draw:frame> 
      which are not handled well by R. So those column names are renamed to get rid of
      special symbols

      </text:p>
        </text:list-item>
        <text:list-item>
          <text:p text:style-name="Inside-enumerate">Sometimes additional metadata features have to be added to the data files like the
      infection status in the infection study that is added based on the bacterial count. Also
      if binning analysis has to be done, the new metadata column is created at this stage
      </text:p>
        </text:list-item>
        <text:list-item>
          <text:p text:style-name="Inside-enumerate">There are lot of NAs in the data. We need to get rid of them
      </text:p>
          <text:p text:style-name="Inside-enumerate">     Get rid of those columns which contain just NA
      </text:p>
          <text:p text:style-name="Inside-enumerate">     Get rid of those rows with more than some percentage of NAs, lets say <!--l. 43
--><draw:frame draw:style-name="mml-inline" draw:name="mobj-3" text:anchor-type="as-char" draw:z-index="0"><draw:object xlink:href="./workflow-m3" xlink:type="simple" xlink:show="embed" xlink:actuate="onLoad"/></draw:frame> 
      NAs
      </text:p>
          <text:p text:style-name="Inside-enumerate">     There are some NAs that are converted to 0 (like bacterial features in non-infected
      cells)
      </text:p>
        </text:list-item>
        <text:list-item>
          <text:p text:style-name="Inside-enumerate">Features with 0 standard deviation are removed</text:p>
        </text:list-item>
      </text:list>
      <!--l. 48
-->
      <text:p text:style-name="Text-body">
   </text:p>
      <!--end of section
-->
      <!--start of section
-->
      <text:h text:style-name="Heading-2" text:outline-level="2"><text:span text:style-name="section">4    </text:span><text:reference-mark text:name="x1-40004"> </text:reference-mark>Normalize features</text:h>
      <!--l. 49
-->
      <text:p text:style-name="Text-body">
      </text:p>
      <text:list text:style-name="Enumerate">
        <text:list-item>
          <text:p text:style-name="Inside-enumerate">Robust Normalization with the formula<text:line-break/><!--l. 51
--><draw:frame draw:style-name="mml-inline" draw:name="mobj-4" text:anchor-type="as-char" draw:z-index="0"><draw:object xlink:href="./workflow-m4" xlink:type="simple" xlink:show="embed" xlink:actuate="onLoad"/></draw:frame> 
      <text:line-break/>is done typically. It is more resistant to outliers.
      </text:p>
        </text:list-item>
        <text:list-item>
          <text:p text:style-name="Inside-enumerate">Classical Z-scoring is required in conditions when the robust normalization results in
      NAs (which regularly happen in the conditions where median value of a feature is zero,
      like bacterial counts). In those times we resort to the following formula<text:line-break/><!--l. 54
--><draw:frame draw:style-name="mml-inline" draw:name="mobj-5" text:anchor-type="as-char" draw:z-index="0"><draw:object xlink:href="./workflow-m5" xlink:type="simple" xlink:show="embed" xlink:actuate="onLoad"/></draw:frame> 
      <text:line-break/></text:p>
        </text:list-item>
      </text:list>
      <!--l. 57
-->
      <text:p text:style-name="Text-body">
   </text:p>
      <!--end of section
-->
      <!--start of section
-->
      <text:h text:style-name="Heading-2" text:outline-level="2"><text:span text:style-name="section">5    </text:span><text:reference-mark text:name="x1-50005"> </text:reference-mark>Transform features</text:h>
      <!--l. 58
-->
      <text:p text:style-name="Text-body">The feature Transformations like principle component analysis and factor analysis have been tried
and did not yield favorable results. <text:line-break/>The normalized features gives a good enough transformation of the data.
</text:p>
      <!--l. 61
-->
      <text:p text:style-name="Text-body">
   </text:p>
      <!--end of section
-->
      <!--start of section
-->
      <text:h text:style-name="Heading-2" text:outline-level="2"><text:span text:style-name="section">6    </text:span><text:reference-mark text:name="x1-60006"> </text:reference-mark>Correct for systematic effects</text:h>
      <!--l. 62
-->
      <text:p text:style-name="Text-body">
      </text:p>
      <text:list text:style-name="Enumerate">
        <text:list-item>
          <text:p text:style-name="Inside-enumerate">Plot plate layouts for different known features and visualize the well variability in the
      plate, if high throughput. We have rarely found a systemic bias in plates.</text:p>
        </text:list-item>
      </text:list>
      <!--l. 66
-->
      <text:p text:style-name="Text-body">
   </text:p>
      <!--end of section
-->
      <!--start of section
-->
      <text:h text:style-name="Heading-2" text:outline-level="2"><text:span text:style-name="section">7    </text:span><text:reference-mark text:name="x1-70007"> </text:reference-mark>Select features</text:h>
      <!--l. 67
-->
      <text:p text:style-name="Text-body">
      </text:p>
      <text:list text:style-name="Enumerate">
        <text:list-item>
          <text:p text:style-name="Inside-enumerate">The features are selected based on non-redundency. Only one feature out of the set of
      features with redundancy more than 0.90 (pearson correlation coefficient) is selected.
      The  feature  that  minimizes  redundancy  with  every  other  feature  with  correlation
      coefficient less than 0.90 is selected from a set of redundant features.
      </text:p>
        </text:list-item>
        <text:list-item>
          <text:p text:style-name="Inside-enumerate">The features are tagged as those belonging to either of the two categories, metadata
      space and features space. So that vectorized mathematical operations can be performed
      on the feature space while grouping the data based on one or multiple metadata columns.
      </text:p>
        </text:list-item>
        <text:list-item>
          <text:p text:style-name="Inside-enumerate">Since we have to regularly deal with different plates with different readouts in the
      same experiment, we mark the common features as ”shared features” and others as
      ”unshared features”. Shared features are compared across different plates, and compared
      for reproducibility. If reproducibility is confirmed, then the unshared features can be
      compared. These comparisons are typically visualized in the form of boxplots.</text:p>
        </text:list-item>
      </text:list>
      <!--l. 73
-->
      <text:p text:style-name="Text-body">
   </text:p>
      <!--end of section
-->
      <!--start of section
-->
      <text:h text:style-name="Heading-2" text:outline-level="2"><text:span text:style-name="section">8    </text:span><text:reference-mark text:name="x1-80008"> </text:reference-mark>Create per-well profiles</text:h>
      <!--l. 74
-->
      <text:p text:style-name="Text-body">
      </text:p>
      <text:list text:style-name="Enumerate">
        <text:list-item>
          <text:p text:style-name="Inside-enumerate">The individual sub-cellular object is collapsed to per cell values by taking median or
      sum as appropriate (for instance, median in case of MeanIntensity, sum in case of
      IntegralIntensity)
      </text:p>
        </text:list-item>
        <text:list-item>
          <text:p text:style-name="Inside-enumerate">Next the per-cell values are calculated by taking the median of all the values in a
      specific condition. If the data set has multiple redundant conditions like different siRNAs,
      then they are collapsed per siRNA treatment and accessed for per siRNA changes in
      phenotypes.
      </text:p>
        </text:list-item>
        <text:list-item>
          <text:p text:style-name="Inside-enumerate">If a metadata column for binning analysis was made, then the collapsing is done using
      median value per bin per condition.</text:p>
        </text:list-item>
      </text:list>
      <!--l. 80
-->
      <text:p text:style-name="Text-body">
   </text:p>
      <!--end of section
-->
      <!--start of section
-->
      <text:h text:style-name="Heading-2" text:outline-level="2"><text:span text:style-name="section">9    </text:span><text:reference-mark text:name="x1-90009"> </text:reference-mark>Measure similarity between profiles</text:h>
      <!--l. 81
-->
      <text:p text:style-name="Text-body">
      </text:p>
      <text:list text:style-name="Enumerate">
        <text:list-item>
          <text:p text:style-name="Inside-enumerate">The magnitude of phenotype is visualized in box plots, and density plots (or heat maps
      if conditions to be analyzed are a lot).
      </text:p>
        </text:list-item>
        <text:list-item>
          <text:p text:style-name="Inside-enumerate">Similarity between profiles is measured using Pearson correlation coefficient
      </text:p>
        </text:list-item>
        <text:list-item>
          <text:p text:style-name="Inside-enumerate">The quantification of the significance of the difference between different conditions and
      control is done by tests of significance (mostly students T test, and Kolmogorov-Smirnov
      test). This step puts number to the significance that we already see in the box plots.
      Inferences of an increase or decrease are made from the box plots plotted previously.</text:p>
        </text:list-item>
      </text:list>
      <!--l. 87
-->
      <text:p text:style-name="Text-body">
   </text:p>
      <!--end of section
-->
      <!--start of section
-->
      <text:h text:style-name="Heading-2" text:outline-level="2"><text:span text:style-name="section">10    </text:span><text:reference-mark text:name="x1-1000010"> </text:reference-mark>Integrate different plates</text:h>
      <!--l. 88
-->
      <text:p text:style-name="Text-body">Spectral limitations allow for only few channels to be visualized in the biological sample, greatly
limiting simultaneous visualization of the different sub-cellular organelles. In order to
overcome this problem at the data processing stage, data points need to be plotted in one
plot.<text:line-break/>Permutation testing is used to define the null distribution and alternate distribution. then exact
p-value is calculated. This p-value for different pair of assays is amenable for comparison and is
plotted on the scatter plot. This plot explains when the two set of assays are behaving in same
way, in other words, if same treatment results in similar changes in two different cellular
organelles.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workflow.tex, options: xhtml,ooffice,html,refcaption 
(http://www.cse.ohio-state.edu/~gurari/TeX4ht/)  
</meta:initial-creator>
    <meta:generator>TeX4ht from workflow.tex, options: xhtml,ooffice,html,refcaption 
(http://www.cse.ohio-state.edu/~gurari/TeX4ht/)  
</meta:generator>
    <meta:creation-date>2016-05-02 12:44:00</meta:creation-date>
    <dc:date>2016-05-02 12:44:00</dc:date>
  </office:meta>
</office:document-meta>
</file>

<file path=workflow-m2/content.xml><?xml version="1.0" encoding="utf-8"?>
<!DOCTYPE math  PUBLIC '-//W3C//DTD MathML 2.0//EN'  'math.dtd'>
<?xtpipes file="oo-math.4xt" ?>
<!-- workflow-m2 by TeX4ht from workflow.tex line 39 2009-06-11-09:32 
(http://www.cse.ohio-state.edu/~gurari/TeX4ht/) -->
<math:math xmlns:math="http://www.w3.org/1998/Math/MathML" xmlns:xlink="http://www.w3.org/1999/xlink">
  <math:mo>!</math:mo>
  <math:mo>.</math:mo>
  <math:mtext>=</math:mtext>
  <math:mrow>
    <math:mo>(</math:mo>
    <math:mrow/>
    <math:mo>)</math:mo>
  </math:mrow>
  <math:mo>,</math:mo>
  <math:mi>e</math:mi>
  <math:mi>t</math:mi>
  <math:mi>c</math:mi>
</math:math>
</file>

<file path=workflow-m3/content.xml><?xml version="1.0" encoding="utf-8"?>
<!DOCTYPE math  PUBLIC '-//W3C//DTD MathML 2.0//EN'  'math.dtd'>
<?xtpipes file="oo-math.4xt" ?>
<!-- workflow-m3 by TeX4ht from workflow.tex line 43 2009-06-11-09:32 
(http://www.cse.ohio-state.edu/~gurari/TeX4ht/) -->
<math:math xmlns:math="http://www.w3.org/1998/Math/MathML" xmlns:xlink="http://www.w3.org/1999/xlink">
  <math:mtext> </math:mtext>
  <math:mn>5</math:mn>
  <math:mn>0</math:mn>
  <math:mi>%</math:mi>
</math:math>
</file>

<file path=workflow-m4/content.xml><?xml version="1.0" encoding="utf-8"?>
<!DOCTYPE math  PUBLIC '-//W3C//DTD MathML 2.0//EN'  'math.dtd'>
<?xtpipes file="oo-math.4xt" ?>
<!-- workflow-m4 by TeX4ht from workflow.tex line 51 2009-06-11-09:32 
(http://www.cse.ohio-state.edu/~gurari/TeX4ht/) -->
<math:math xmlns:math="http://www.w3.org/1998/Math/MathML" xmlns:xlink="http://www.w3.org/1999/xlink">
  <math:mi>z</math:mi>
  <math:msub>
    <math:mrow>
      <math:mi>-</math:mi>
      <math:mi>s</math:mi>
      <math:mi>c</math:mi>
      <math:mi>o</math:mi>
      <math:mi>r</math:mi>
      <math:mi>e</math:mi>
    </math:mrow>
    <math:mrow>
      <math:mi>N</math:mi>
      <math:mi>C</math:mi>
    </math:mrow>
  </math:msub>
  <math:mo>=</math:mo>
  <math:mfrac>
    <math:mrow>
      <math:mi>V</math:mi>
      <math:mi>a</math:mi>
      <math:mi>l</math:mi>
      <math:mi>u</math:mi>
      <math:mi>e</math:mi>
      <math:mo>−</math:mo>
      <math:mi>M</math:mi>
      <math:mi>e</math:mi>
      <math:mi>d</math:mi>
      <math:mi>i</math:mi>
      <math:mi>a</math:mi>
      <math:mi>n</math:mi>
      <math:mrow>
        <math:mo>[</math:mo>
        <math:mrow>
          <math:mi>V</math:mi>
          <math:mi>a</math:mi>
          <math:mi>l</math:mi>
          <math:mi>u</math:mi>
          <math:mi>e</math:mi>
          <math:msub>
            <math:mrow>
              <math:mi>s</math:mi>
            </math:mrow>
            <math:mrow>
              <math:mi>N</math:mi>
              <math:mi>C</math:mi>
            </math:mrow>
          </math:msub>
        </math:mrow>
        <math:mo>]</math:mo>
      </math:mrow>
    </math:mrow>
    <math:mrow>
      <math:mi>M</math:mi>
      <math:mi>A</math:mi>
      <math:msub>
        <math:mrow>
          <math:mi>D</math:mi>
        </math:mrow>
        <math:mrow>
          <math:mi>N</math:mi>
          <math:mi>C</math:mi>
        </math:mrow>
      </math:msub>
    </math:mrow>
  </math:mfrac>
</math:math>
</file>

<file path=workflow-m5/content.xml><?xml version="1.0" encoding="utf-8"?>
<!DOCTYPE math  PUBLIC '-//W3C//DTD MathML 2.0//EN'  'math.dtd'>
<?xtpipes file="oo-math.4xt" ?>
<!-- workflow-m5 by TeX4ht from workflow.tex line 54 2009-06-11-09:32 
(http://www.cse.ohio-state.edu/~gurari/TeX4ht/) -->
<math:math xmlns:math="http://www.w3.org/1998/Math/MathML" xmlns:xlink="http://www.w3.org/1999/xlink">
  <math:mi>z</math:mi>
  <math:msub>
    <math:mrow>
      <math:mi>-</math:mi>
      <math:mi>s</math:mi>
      <math:mi>c</math:mi>
      <math:mi>o</math:mi>
      <math:mi>r</math:mi>
      <math:mi>e</math:mi>
    </math:mrow>
    <math:mrow>
      <math:mi>N</math:mi>
      <math:mi>C</math:mi>
    </math:mrow>
  </math:msub>
  <math:mo>=</math:mo>
  <math:mfrac>
    <math:mrow>
      <math:mi>V</math:mi>
      <math:mi>a</math:mi>
      <math:mi>l</math:mi>
      <math:mi>u</math:mi>
      <math:mi>e</math:mi>
      <math:mo>−</math:mo>
      <math:mi>M</math:mi>
      <math:mi>e</math:mi>
      <math:mi>a</math:mi>
      <math:mi>n</math:mi>
      <math:mrow>
        <math:mo>[</math:mo>
        <math:mrow>
          <math:mi>V</math:mi>
          <math:mi>a</math:mi>
          <math:mi>l</math:mi>
          <math:mi>u</math:mi>
          <math:mi>e</math:mi>
          <math:msub>
            <math:mrow>
              <math:mi>s</math:mi>
            </math:mrow>
            <math:mrow>
              <math:mi>N</math:mi>
              <math:mi>C</math:mi>
            </math:mrow>
          </math:msub>
        </math:mrow>
        <math:mo>]</math:mo>
      </math:mrow>
    </math:mrow>
    <math:mrow>
      <math:msub>
        <math:mrow>
          <math:mi>σ</math:mi>
        </math:mrow>
        <math:mrow>
          <math:mi>N</math:mi>
          <math:mi>C</math:mi>
        </math:mrow>
      </math:msub>
    </math:mrow>
  </math:mfrac>
</math:math>
</file>